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f79c" officeooo:paragraph-rsid="0015f7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ikit-learn</text:p>
      <text:p text:style-name="P1">datasets.fetch_kddcup99(): fetch用在從internet下載data</text:p>
      <text:p text:style-name="P1">datasets.load_iris([return_X_y=False]) 則是從已經在scikit package裡面的dataset load進來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2T17:20:39.913151461</meta:creation-date>
    <dc:date>2017-11-12T17:22:14.522884726</dc:date>
    <meta:editing-duration>PT1M35S</meta:editing-duration>
    <meta:editing-cycles>1</meta:editing-cycles>
    <meta:document-statistic meta:table-count="0" meta:image-count="0" meta:object-count="0" meta:page-count="1" meta:paragraph-count="3" meta:word-count="26" meta:character-count="137" meta:non-whitespace-character-count="133"/>
    <meta:generator>LibreOffice/5.1.6.2$Linux_X86_64 LibreOffice_project/10m0$Build-2</meta:generator>
  </office:meta>
</office:document-meta>
</file>